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fe0a7" officeooo:paragraph-rsid="001fe0a7"/>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206395"/>
    </style:style>
    <style:style style:name="P4" style:family="paragraph" style:parent-style-name="Standard">
      <style:paragraph-properties fo:text-align="start" style:justify-single-word="false"/>
      <style:text-properties officeooo:paragraph-rsid="00227828"/>
    </style:style>
    <style:style style:name="P5" style:family="paragraph" style:parent-style-name="Standard">
      <style:paragraph-properties fo:text-align="start" style:justify-single-word="false"/>
      <style:text-properties officeooo:paragraph-rsid="0023f198"/>
    </style:style>
    <style:style style:name="T1" style:family="text">
      <style:text-properties officeooo:rsid="00205901"/>
    </style:style>
    <style:style style:name="T2" style:family="text">
      <style:text-properties officeooo:rsid="00216efb"/>
    </style:style>
    <style:style style:name="T3" style:family="text">
      <style:text-properties officeooo:rsid="002278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rkeley Willis</text:p>
      <text:p text:style-name="P1">Dr. Neel CS 3115</text:p>
      <text:p text:style-name="P1">Project Update</text:p>
      <text:p text:style-name="P1">February 29, 2016</text:p>
      <text:p text:style-name="P2"><text:tab/><text:span text:style-name="T1">My project is based off of the fortune command on Unix based machines. The plan is essentially to make a database that would make these fortunes more easily searchable. This will be done with three main tables based off of all of these fortunes that I have collected, and will have many tables for easy comparison and views to have pre-created queries to run. An example of this is to have the quotes table, and a view that gets you all of the quotes by a certain person(Sun Tzu). This makes the searching process a bit more intuitive.</text:span></text:p>
      <text:p text:style-name="P2"/>
      <text:p text:style-name="P3"><text:tab/><text:span text:style-name="T1">The basic schema is creating three main tables to hold my fortunes those being Q/A(question and answer), Quotes, and fortunes(which acts like an “other” or “generic” category) though the number of main tables may increase later. The reason why I have only set it into three, which may change, is because if at all possible I want to be able to create attributes that all of these may have. All fortunes will have separate auto incrementing id's that act as their primary keys, a set of primary keys for Q/A, another for quotes, and one for other generic fortunes though this means that you will have a number of primary keys per table repeating but this is not problem since they have other differing attributes. The Q/A section a field for their id (primary key), a field for the entire quote(what the user will usually receive if the query is done correctly), a field for the question and a field for the answer. The question and answers have two different fields to give users more control over what they may want to see, like a question about something particular or an answer that contains something in particular. The quotes table will have their auto-incremented id as a field, a field for the entire quote, and a field for what or whom is being quoted. The main reason why I want to make views to have a virtual table for the main people being quoted to make it more simple for the user to search a vast number of quotes, but if they wish to query for it in the table of its entirety the user could do that also. The generic fortune table for all other fortunes that I can find no large discernible differences to justify making a special table for them but it will contain their id auto-incremented id, and a field for the fortune. </text:span></text:p>
      <text:p text:style-name="P3"/>
      <text:p text:style-name="P3"><text:tab/><text:span text:style-name="T2">I have also conceptually designed how the program that will be handling the quotes, which is really quite simple. First I have installed my own mysql on my computer, and will use a python script to take all of the values in all of the fortune files and use these values, which all fortunes are separated by % signs so splitting these fortunes and finding the differences between which table they need to go in is going to be easy. Next when the mysql table is fully populated then I will create a python script that will be the interacting force between the user on the website and the database. Most if not all mysql commands will be available on this user's application, but whether or not they can execute these commands will be based off their permissions that are seen by the database. A normal user can make queries and view information, but they will not be able to create, insert, or drop tables or any information for that matter, but a DBA will have these abilities though. Another thing that I am adding and a key reason why I am using python for interacting with the database, not just because it would be simple to do, is for python to handle all errors from mysql. When the python program sees an error, I haven't decided if I will display the error or not yet, but what I will show for sure is a bofh (bastard operator from hell) excuse for the reason why the query cannot be filled. </text:span></text:p>
      <text:p text:style-name="P3"/>
      <text:p text:style-name="P5"><text:tab/><text:span text:style-name="T3">The website that will be hosting and will be displaying the information and an area for queries </text:span><text:soft-page-break/><text:span text:style-name="T3">has not been designed yet. All that I have for it now is that it will be a simple website for both displaying and querying for information. I will also attempt to implement some client side, and server side (server side done by the python program) sanitization of input. This s will be done by a regex on the client side to limit what possible injections or eliminate most injection opportunities, the python program will probably have to be more thorough for injection. The website access, unless specified as an admin account will not even allow for DBA login.</text:span></text:p>
      <text:p text:style-name="P4"/>
      <text:p text:style-name="P4"><text:tab/><text:span text:style-name="T3">There is a lot more to do for this project to be finished but it isn't too much since most of it will be populating the table with values and the creation of a program to interact with the database. The web design stage is going to most likely the last stage in this project, and will come together pretty quickly and easily using bootstrap css and html 5. The project when finished though will have a user accessing a website and interacting with it's input fields to create a query, and then the website will be displaying all or a limited number of results for a user to view.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03:37.991842659</meta:creation-date>
    <dc:date>2016-02-29T17:37:33.927823795</dc:date>
    <meta:editing-duration>P0D</meta:editing-duration>
    <meta:editing-cycles>3</meta:editing-cycles>
    <meta:generator>LibreOffice/4.2.8.2$Linux_X86_64 LibreOffice_project/420m0$Build-2</meta:generator>
    <meta:document-statistic meta:table-count="0" meta:image-count="0" meta:object-count="0" meta:page-count="2" meta:paragraph-count="9" meta:word-count="912" meta:character-count="4980" meta:non-whitespace-character-count="4069"/>
  </office:meta>
</office:document-meta>
</file>